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27f4" officeooo:paragraph-rsid="001727f4"/>
    </style:style>
    <style:style style:name="P2" style:family="paragraph" style:parent-style-name="Standard">
      <style:text-properties officeooo:rsid="001727f4" officeooo:paragraph-rsid="001b13f1"/>
    </style:style>
    <style:style style:name="P3" style:family="paragraph" style:parent-style-name="Heading_20_1">
      <style:text-properties officeooo:paragraph-rsid="001a5182"/>
    </style:style>
    <style:style style:name="T1" style:family="text">
      <style:text-properties officeooo:rsid="00184b98"/>
    </style:style>
    <style:style style:name="T2" style:family="text">
      <style:text-properties officeooo:rsid="001bfc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“<text:span text:style-name="T1">S</text:span>pellout” NumberingType constants</text:h>
      <text:p text:style-name="P1">TEXT_NUMBER: <text:page-number style:num-format="1st" text:select-page="current">1st</text:page-number></text:p>
      <text:p text:style-name="P1">TEXT_<text:span text:style-name="T2">CARDINAL</text:span> = <text:page-number style:num-format="One" text:select-page="current">One</text:page-number></text:p>
      <text:p text:style-name="P2">TEXT_<text:span text:style-name="T2">ORDINAL</text:span> = <text:page-number style:num-format="First" text:select-page="current">First</text:page-numb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23:44:25.451401945</meta:creation-date>
    <dc:date>2018-05-02T17:11:27.766800127</dc:date>
    <meta:editing-duration>PT30M54S</meta:editing-duration>
    <meta:editing-cycles>7</meta:editing-cycles>
    <meta:generator>LibreOfficeDev/6.1.0.0.alpha1$Linux_X86_64 LibreOffice_project/79ae4a06a276860cc5d306bf4ef87631cef5725f</meta:generator>
    <meta:document-statistic meta:table-count="0" meta:image-count="0" meta:object-count="0" meta:page-count="1" meta:paragraph-count="4" meta:word-count="11" meta:character-count="85" meta:non-whitespace-character-count="78"/>
  </office:meta>
</office:document-meta>
</file>